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id="id1" draw:layer="layout" svg:width="2.623cm" svg:height="2.223cm" svg:x="1cm" svg:y="4.636cm">
          <text:p text:style-name="P1">Captur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2.623cm" svg:height="2.223cm" svg:x="4.28cm" svg:y="4.627cm">
          <text:p text:style-name="P1">Impre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2.623cm" svg:height="2.223cm" svg:x="7.881cm" svg:y="4.627cm">
          <text:p text:style-name="P1">Envi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2.623cm" svg:height="2.223cm" svg:x="11.437cm" svg:y="4.627cm">
          <text:p text:style-name="P1">Recibi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5" draw:layer="layout" svg:width="2.623cm" svg:height="2.223cm" svg:x="15.171cm" svg:y="4.628cm">
          <text:p text:style-name="P2"><text:span text:style-name="T1">Parcialmente</text:span></text:p>
          <text:p text:style-name="P2"><text:span text:style-name="T1">paga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2.623cm" svg:height="2.223cm" svg:x="19.639cm" svg:y="4.664cm">
          <text:p text:style-name="P1">Pag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2.623cm" svg:height="2.223cm" svg:x="5.229cm" svg:y="12.585cm">
          <text:p text:style-name="P1">Cancel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3.623cm" svg:y1="5.748cm" svg:x2="4.28cm" svg:y2="5.739cm" draw:start-shape="id1" draw:start-glue-point="10" draw:end-shape="id2" draw:end-glue-point="6" svg:d="m3623 5748c492 0 164-9 657-9">
          <text:p/>
        </draw:connector>
        <draw:connector draw:style-name="gr2" draw:text-style-name="P3" draw:layer="layout" draw:type="curve" svg:x1="6.903cm" svg:y1="5.739cm" svg:x2="7.881cm" svg:y2="5.739cm" draw:start-shape="id2" draw:start-glue-point="10" draw:end-shape="id3" draw:end-glue-point="6" svg:d="m6903 5739h978">
          <text:p/>
        </draw:connector>
        <draw:connector draw:style-name="gr2" draw:text-style-name="P3" draw:layer="layout" draw:type="curve" svg:x1="10.504cm" svg:y1="5.739cm" svg:x2="11.437cm" svg:y2="5.739cm" draw:start-shape="id3" draw:start-glue-point="10" draw:end-shape="id4" draw:end-glue-point="6" svg:d="m10504 5739h933">
          <text:p/>
        </draw:connector>
        <draw:connector draw:style-name="gr2" draw:text-style-name="P3" draw:layer="layout" draw:type="curve" svg:x1="14.06cm" svg:y1="5.739cm" svg:x2="15.171cm" svg:y2="5.74cm" draw:start-shape="id4" draw:start-glue-point="10" draw:end-shape="id5" draw:end-glue-point="6" svg:d="m14060 5739c832 0 277 1 1111 1">
          <text:p/>
        </draw:connector>
        <draw:connector draw:style-name="gr2" draw:text-style-name="P3" draw:layer="layout" draw:type="curve" svg:x1="17.794cm" svg:y1="5.74cm" svg:x2="19.639cm" svg:y2="5.776cm" draw:start-shape="id5" draw:start-glue-point="10" draw:end-shape="id6" draw:end-glue-point="6" svg:d="m17794 5740c1383 0 461 36 1845 36">
          <text:p/>
        </draw:connector>
        <draw:connector draw:style-name="gr2" draw:text-style-name="P3" draw:layer="layout" draw:type="curve" svg:x1="13.676cm" svg:y1="6.525cm" svg:x2="20.023cm" svg:y2="6.562cm" draw:start-shape="id4" draw:start-glue-point="9" draw:end-shape="id6" draw:end-glue-point="7" svg:d="m13676 6525c0 1294 6347 1276 6347 37">
          <text:p/>
        </draw:connector>
        <draw:connector draw:style-name="gr2" draw:text-style-name="P3" draw:layer="layout" draw:type="curve" svg:x1="2.312cm" svg:y1="6.859cm" svg:x2="5.229cm" svg:y2="13.697cm" draw:start-shape="id1" draw:start-glue-point="8" draw:end-shape="id7" draw:end-glue-point="6" svg:d="m2312 6859c0 4559 972 6838 2917 6838">
          <text:p/>
        </draw:connector>
        <draw:connector draw:style-name="gr2" draw:text-style-name="P3" draw:layer="layout" draw:type="curve" svg:x1="5.592cm" svg:y1="6.85cm" svg:x2="5.613cm" svg:y2="12.91cm" draw:start-shape="id2" draw:start-glue-point="8" draw:end-shape="id7" draw:end-glue-point="5" svg:d="m5592 6850c0 4300 21 1271 21 6060">
          <text:p/>
        </draw:connector>
        <draw:custom-shape draw:style-name="gr1" draw:text-style-name="P1" draw:id="id8" draw:layer="layout" svg:width="2.623cm" svg:height="2.223cm" svg:x="7.847cm" svg:y="7.943cm">
          <text:p text:style-name="P1">Rechaz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9.193cm" svg:y1="6.85cm" svg:x2="9.158cm" svg:y2="7.943cm" draw:start-shape="id3" draw:start-glue-point="8" draw:end-shape="id8" svg:d="m9193 6850c0 819-35 273-35 1093">
          <text:p/>
        </draw:connector>
        <draw:connector draw:style-name="gr2" draw:text-style-name="P3" draw:layer="layout" draw:type="curve" svg:x1="12.749cm" svg:y1="6.85cm" svg:x2="10.47cm" svg:y2="9.055cm" draw:start-shape="id4" draw:start-glue-point="8" draw:end-shape="id8" draw:end-glue-point="10" svg:d="m12749 6850c0 1470-759 2205-2279 2205">
          <text:p/>
        </draw:connector>
        <draw:connector draw:style-name="gr2" draw:text-style-name="P3" draw:layer="layout" draw:type="curve" svg:x1="9.159cm" svg:y1="10.166cm" svg:x2="7.852cm" svg:y2="13.697cm" draw:start-shape="id8" draw:start-glue-point="8" draw:end-shape="id7" draw:end-glue-point="10" svg:d="m9159 10166c0 2354-435 3531-1307 35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 m x</meta:initial-creator>
    <meta:creation-date>2010-12-12T19:48:57</meta:creation-date>
    <dc:date>2010-12-12T19:59:53</dc:date>
    <dc:creator>m m x</dc:creator>
    <meta:editing-duration>PT00H10M58S</meta:editing-duration>
    <meta:editing-cycles>1</meta:editing-cycles>
    <meta:document-statistic meta:object-count="19"/>
    <meta:generator>OpenOffice.org/3.2$Unix OpenOffice.org_project/320m12$Build-9483</meta:generator>
  </office:meta>
</office:document-meta>
</file>